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icSelectionList.generateSaxFragment( ContentHandler contentHandler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aticSelectionList.get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ionListItem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ionListItem.generateSaxFragment( ContentHandler contentHandler , Locale locale , Convertor . FormatCache formatCach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taticSelectionList.StaticSelectionList( Datatype dat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ionListItem.SelectionListItem( Object value , XMLizable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icSelectionList.getDat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SelectionList.addItem( Object value , XMLizable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